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loext:contextual-spacing="false" fo:line-height="115%"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margin-left="0.635cm" fo:margin-right="0cm" fo:margin-top="0cm" fo:margin-bottom="0cm" loext:contextual-spacing="false" fo:line-height="115%" fo:text-indent="0cm" style:auto-text-indent="false" fo:break-before="auto" fo:break-after="auto" style:writing-mode="lr-tb"/>
    </style:style>
    <style:style style:name="P4" style:family="paragraph" style:parent-style-name="Standard">
      <style:paragraph-properties fo:margin-left="0.635cm" fo:margin-right="0cm" fo:line-height="115%" fo:text-indent="0cm" style:auto-text-indent="false" fo:break-before="auto" fo:break-after="auto" style:writing-mode="lr-tb"/>
    </style:style>
    <style:style style:name="P5" style:family="paragraph" style:parent-style-name="Standard">
      <style:paragraph-properties fo:margin-left="1.27cm" fo:margin-right="0cm" fo:margin-top="0cm" fo:margin-bottom="0cm" loext:contextual-spacing="false" fo:line-height="115%" fo:text-indent="0cm" style:auto-text-indent="false" fo:break-before="auto" fo:break-after="auto" style:writing-mode="lr-tb"/>
    </style:style>
    <style:style style:name="P6" style:family="paragraph" style:parent-style-name="Standard" style:master-page-name="Standard">
      <style:paragraph-properties fo:margin-top="0cm" fo:margin-bottom="0cm" loext:contextual-spacing="false" fo:line-height="115%" style:page-number="auto" fo:break-before="auto" fo:break-after="auto" style:writing-mode="lr-tb"/>
    </style:style>
    <style:style style:name="P7" style:family="paragraph" style:parent-style-name="Standard" style:list-style-name="LS1">
      <style:paragraph-properties fo:margin-top="0cm" fo:margin-bottom="0cm" loext:contextual-spacing="false" fo:line-height="115%" fo:break-before="auto" fo:break-after="auto" style:writing-mode="lr-tb"/>
    </style:style>
    <style:style style:name="T1" style:family="text">
      <style:text-properties style:font-name="Calibri" fo:font-size="11pt" fo:font-weight="normal" style:font-name-asian="Calibri" style:font-size-asian="11pt" style:font-weight-asian="normal" style:font-name-complex="Calibri" style:font-size-complex="11pt" style:font-weight-complex="normal"/>
    </style:style>
    <style:style style:name="T2" style:family="text">
      <style:text-properties fo:color="#0000ff" style:text-underline-style="solid" style:text-underline-width="auto" style:text-underline-color="font-color"/>
    </style:style>
    <style:style style:name="T3" style:family="text">
      <style:text-properties fo:color="#0000ff" style:font-name="Calibri" fo:font-size="11pt" style:text-underline-style="solid" style:text-underline-width="auto" style:text-underline-color="font-color" fo:font-weight="normal" style:font-name-asian="Calibri" style:font-size-asian="11pt" style:font-weight-asian="normal" style:font-name-complex="Calibri"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Zgryźliwy Tetryk Poleca</text:p>
      <text:p text:style-name="P1">Przegląd Gier Przedpotopowych</text:p>
      <text:p text:style-name="P1">Część 11</text:p>
      <text:p text:style-name="P1"/>
      <text:p text:style-name="P1">Po pewnej przerwie wywołanej lekkim zniechęcenie (oj, niewielu czyta tę serię, niewielu…) postanowiłem się zaprzeć i raz jeszcze przybliżyć kilka świetnych gier z przeszłości.</text:p>
      <text:p text:style-name="P2"/>
      <text:list xml:id="list5617704015069880614" text:style-name="LS1">
        <text:list-item>
          <text:p text:style-name="P7"><text:span text:style-name="T1">Battle Bugs</text:span></text:p>
        </text:list-item>
      </text:list>
      <text:p text:style-name="P3">Zacznę od pewnego tytułu, który w 1994 roku okazał się całkiem dużym hitem. Właśnie wtedy Sierra wypuściła grę taktyczną zatytułowaną „Battle Bugs”. Nie byłoby to nic nadzwyczajnego gdyby nie fakt, iż tutaj dostaliśmy pod swoją komendę dosyć… niespotykane wojska. Jak jasno wskazuje tytuł, walkę toczymy za pomocą armii insektów, z których każdy posiada własne, unikalne właściwości. Owszem, brzmi to dosyć absurdalnie, jednak fakt, iż twórcy potraktowali swój pomysł z przymrużeniem oka sprawia, iż wszystko ładnie do siebie pasuje. Poszczególne jednostki mają mundury, w kolejne misje wprowadza nas obwieszony medalami generał, a jeżeli dobrze się spiszemy, to sama królowa roju udekoruje nas jednym czy drugim orderem. Oczywiście skoro już ma być wojna, to musi być także wyposażenie – w niektórych misjach dostajemy do swojej dyspozycji bomby, dynamit, kamienie (najskuteczniej walić nimi z góry) czy śmierdzący ser spowalniający natarcie wroga. Armijne robactwo jak na tamten czas prezentowało się świetnie – grafika była niemalże powalająca. Co zaś do samej rozgrywki, po początkowych banalnych poziomach należało się sporo nagłówkować, żeby odnieść upragnione zwycięstwo – wróg z zasady posiadał silniejsze jednostki, więc taktyka „na rympał” bardzo rzadko zdawała egzamin. Ale kiedy się chwilę pomyślało, to nawet tacy przeciwnicy jak Joseph Stalant czy Genghis Ant dawali się pokonać. Z całą pewnością jest to tytuł, po który warto sięgnąć nawet dziś, tym bardziej iż można go pobrać ze strony typu myabadonware czy abandonia. Dodajemy do tego Dosbox i przed nami ponad pięćdziesiąt misji i osiemnaście medali do zdobycia. Na co więc jeszcze czekacie? Za mrowisko!</text:p>
      <text:p text:style-name="P3"/>
      <text:p text:style-name="P3">Link do obrazka: <text:a xlink:type="simple" xlink:href="http://image.dosgamesarchive.com/screenshots/battlebugs1.gif" text:style-name="Internet_20_link" text:visited-style-name="Visited_20_Internet_20_Link"><text:span text:style-name="T2">1</text:span></text:a> <text:a xlink:type="simple" xlink:href="http://greatgamer.ru/images/screenshots/12059/screenshot_battle_bugs_7.jpg" text:style-name="Internet_20_link" text:visited-style-name="Visited_20_Internet_20_Link"><text:span text:style-name="T2">2</text:span></text:a> <text:a xlink:type="simple" xlink:href="http://image.dosgamesarchive.com/screenshots/battlebugs5.gif" text:style-name="Internet_20_link" text:visited-style-name="Visited_20_Internet_20_Link"><text:span text:style-name="T2">3</text:span></text:a></text:p>
      <text:p text:style-name="P3">Link do źródła: <text:a xlink:type="simple" xlink:href="http://www.dosgamesarchive.com/download/battle-bugs/" text:style-name="Internet_20_link" text:visited-style-name="Visited_20_Internet_20_Link"><text:span text:style-name="T2">1</text:span></text:a> <text:a xlink:type="simple" xlink:href="http://greatgamer.ru/screenshots/battle_bugs/5.html" text:style-name="Internet_20_link" text:visited-style-name="Visited_20_Internet_20_Link"><text:span text:style-name="T2">2</text:span></text:a> <text:a xlink:type="simple" xlink:href="http://www.dosgamesarchive.com/download/battle-bugs/" text:style-name="Internet_20_link" text:visited-style-name="Visited_20_Internet_20_Link"><text:span text:style-name="T2">3</text:span></text:a></text:p>
      <text:p text:style-name="P4"/>
      <text:list xml:id="list202716661707316" text:continue-numbering="true" text:style-name="LS1">
        <text:list-item>
          <text:p text:style-name="P7"><text:span text:style-name="T1">Fury of the Furries</text:span></text:p>
        </text:list-item>
      </text:list>
      <text:p text:style-name="P5"><text:span text:style-name="T1">Tym razem zajmiemy się platformówką francuskiej firmy Kalisto, która światło dzienne ujrzała w 1993 roku. Działamy w niej tytułowym futrzakiem o wyglądzie kulki z nogami, który po powrocie na swoją planetę zastaje na niej niezły jubel – oto zły tyran obalił prawowitego władcę i rządzi po swojemu. Przyznaję, że fabuła nie należy do zbytnio odkrywczych, ale na szczęście nie ma ona większego znaczenia. To, co do tej gry przyciągnęło wielu graczy, to świetna grafika, wpadająca w ucho muzyka, a przede wszystkim niesamowita wprost miodność rozgrywki. Jak to w platformówkach bywa, musimy przeprowadzić naszego bohatera przez plansze naszpikowane pułapkami i innym badziewiem. Jednak żebyśmy się nie nudzili, twórcy zadbali o pewne urozmaicenie – otóż nasz futrzak potrafi zmieniać kolor. Każda zmiana daje mu inne właściwości – żółty potrafi strzelać ognistymi kulami, czerwony przegryza się przez niektóre elementy planszy, niebieski pływa i eksterminuje podwodne paskudztwo bąbelkami powietrza, a zielony ma linę i na podobieństwo Tarzana przeskakuje </text:span><text:soft-page-break/><text:span text:style-name="T1">nad wszelkimi przeszkodami. Niestety nie w każdej misji dysponujemy pełną paletą barw, więc czasami trzeba się naprawdę nieźle nakombinować, żeby pokonać kolejne zadanie. Należy również wspomnieć o fakcie, iż gra</text:span> wprost<text:span text:style-name="T1"> naładowana jest odniesieniami do książek, filmów, gier i tym podobnych wynalazków. Na przykład ekranem wejściowym przed misjami na pustyni jest futrzak, który dosiada Shai’Huluda (kto czytał </text:span>„<text:span text:style-name="T1">Diun</text:span>ę”<text:span text:style-name="T1">, ten wie, o co chodzi), zaś idąc do dżungli, wygląda jak miniaturowy Indiana Jones. Podsumowując, jest to tytuł, po który warto sięgnąć, jeżeli macie chwilę czasu i ochotę, by się naprawdę dobrze bawić.</text:span></text:p>
      <text:p text:style-name="P5"/>
      <text:p text:style-name="P5"><text:span text:style-name="T1">Link do obrazka: </text:span><text:a xlink:type="simple" xlink:href="http://www.bestoldgames.net/img/ss/fury-of-the-furries/fury-of-the-furries-ss2.gif" text:style-name="Internet_20_link" text:visited-style-name="Visited_20_Internet_20_Link"><text:span text:style-name="T3">1</text:span></text:a><text:span text:style-name="T1"> </text:span><text:a xlink:type="simple" xlink:href="https://i.ytimg.com/vi/daMEtHcYmWI/hqdefault.jpg" text:style-name="Internet_20_link" text:visited-style-name="Visited_20_Internet_20_Link"><text:span text:style-name="T3">2</text:span></text:a><text:span text:style-name="T1"> </text:span><text:a xlink:type="simple" xlink:href="http://ofp-faguss.com/blog/wp-content/uploads/2013/04/furyfurries_choose.jpg" text:style-name="Internet_20_link" text:visited-style-name="Visited_20_Internet_20_Link"><text:span text:style-name="T3">3</text:span></text:a><text:span text:style-name="T1"> </text:span><text:a xlink:type="simple" xlink:href="http://3.bp.blogspot.com/-Dnogh5p6B_0/ThrRHJqqfnI/AAAAAAAAHPE/X0UDXgLf6dQ/s1600/Fury_of_The_Furries_%2528Amiga%2529_+01.png" text:style-name="Internet_20_link" text:visited-style-name="Visited_20_Internet_20_Link"><text:span text:style-name="T3">4</text:span></text:a></text:p>
      <text:p text:style-name="P5"><text:span text:style-name="T1">Link do źródła: </text:span><text:a xlink:type="simple" xlink:href="http://www.bestoldgames.net/eng/old-games/fury-of-the-furries.php" text:style-name="Internet_20_link" text:visited-style-name="Visited_20_Internet_20_Link"><text:span text:style-name="T3">1</text:span></text:a><text:span text:style-name="T1"> </text:span><text:a xlink:type="simple" xlink:href="https://www.youtube.com/watch?v=daMEtHcYmWI" text:style-name="Internet_20_link" text:visited-style-name="Visited_20_Internet_20_Link"><text:span text:style-name="T3">2</text:span></text:a><text:span text:style-name="T1"> </text:span><text:a xlink:type="simple" xlink:href="http://ofp-faguss.com/blog/" text:style-name="Internet_20_link" text:visited-style-name="Visited_20_Internet_20_Link"><text:span text:style-name="T3">3</text:span></text:a><text:span text:style-name="T1"> </text:span><text:a xlink:type="simple" xlink:href="http://superadventuresingaming.blogspot.com/2011_07_01_archive.html" text:style-name="Internet_20_link" text:visited-style-name="Visited_20_Internet_20_Link"><text:span text:style-name="T3">4</text:span></text:a></text:p>
      <text:p text:style-name="P5"/>
      <text:list xml:id="list202718201368149" text:continue-numbering="true" text:style-name="LS1">
        <text:list-item>
          <text:p text:style-name="P7"><text:span text:style-name="T1">Lost Vikings</text:span></text:p>
        </text:list-item>
      </text:list>
      <text:p text:style-name="P5"><text:span text:style-name="T1">Dopiero zaczynając pisać o tej perełce, zorientowałem się, że tym razem zupełnie odwróciłem chronologię i zamiast zacząć od najdawniejszej gry, to najpierw wziąłem się za najmłodszą. No ale nic – udajmy się do roku 1992, kiedy to firma Silicon &amp; Synapse (obecnie nieco bardziej znana jako Blizzard Entertainment) wydała platformówkę zatytułowaną </text:span>„<text:span text:style-name="T1">Lost Vikings</text:span>”<text:span text:style-name="T1">. Co nam w niej dostarczyli? Otóż na mroźnej północy istnieje sobie wioska wikingów, w której mieszka (między innymi) trójka dzielnych wojowników – Erik, Baelog i Olaf. Chłopy to na schwał, które niczego się nie boją… naturalnie oprócz swoich żon, które wyganiają ich z ciepłych chałup, by ruszyli na łowy i przynieśli strawę dla swych rodzin. Nasi wikingowie naturalnie słuchają się swych połowic, biorą niezbędny sprzęt (rogate hełmy) i podejmują ekspedycję, która będzie miała dosyć niecodzienny przebieg. Otóż w trakcie polowania zostają uprowadzeni przez statek kosmiczny – i tu zaczyna się rola gracza. W czasie misji musimy z zasady przedostać się na koniec planszy, po drodze przełączając odpowiednie dźwignie czy przyciski. Pomocne nam będą w tym umiejętności poszczególnych bohaterów. Erik to prawdziwy demon szybkości – kiedy się rozpędzi i pochyli głowę, to może rozbić niejedną ścianę zagradzającą nam drogę. Przy okazji jako jedyny potrafi skakać. Rolą Baeloga jest demontaż siły żywej, czego dokonuje za pomocą miecza i łuku. Natomiast Olaf zręcznie używa swojej tarczy – czy to osłoni kumpli przed atakiem, czy zrobi z siebie podpórkę dla Erika, czy w końcu, kiedy znajdzie się nad urwiskiem, użyje jej w roli spadochronu. Dzięki temu zestawowi cech przejście wielu plansz nie jest jakimś wielkim problemem, a na pewno dostarcza masy rozrywki. Przy okazji dodam, iż warto czytać komentarze, które od czasu do czasu rzucają nasi wikingowie – twórcy zadbali, żeby w grze była pewna dawka humoru – najlepiej to wychodzi podczas interakcji bohaterów, gdyż potrafią być wobec siebie nieco bardziej niż krzynkę złośliwi. A przy okazji widzimy, że każdy z nich ma swój własny, unikalny charakter. Jak na czas swojego wydania, „Lost Vikigns” miało pyszną grafikę, na którą tak naprawdę do dzisiaj można patrzeć bez bólu. Muzyka również stała na niezłym poziomie, ale i tak najważniejsza była niesamowita grywalność. Z całą pewnością jest to tytuł, po który warto jeszcze kiedyś sięgnąć i to wielokrotnie.</text:span></text:p>
      <text:p text:style-name="P5"/>
      <text:p text:style-name="P5"><text:span text:style-name="T1">Link do obrazka: </text:span><text:a xlink:type="simple" xlink:href="https://upload.wikimedia.org/wikipedia/en/6/61/TheLostVikings.png" text:style-name="Internet_20_link" text:visited-style-name="Visited_20_Internet_20_Link"><text:span text:style-name="T3">1</text:span></text:a><text:span text:style-name="T1"> </text:span><text:a xlink:type="simple" xlink:href="http://www.bestoldgames.net/img/ss/lost-vikings/lost-vikings-ss1.gif" text:style-name="Internet_20_link" text:visited-style-name="Visited_20_Internet_20_Link"><text:span text:style-name="T3">2</text:span></text:a><text:span text:style-name="T1"> </text:span><text:a xlink:type="simple" xlink:href="https://degoryan.files.wordpress.com/2010/01/lost-vikings.jpg" text:style-name="Internet_20_link" text:visited-style-name="Visited_20_Internet_20_Link"><text:span text:style-name="T3">3</text:span></text:a></text:p>
      <text:p text:style-name="P5"><text:span text:style-name="T1">Link do źródła: </text:span><text:a xlink:type="simple" xlink:href="https://en.wikipedia.org/wiki/The_Lost_Vikings" text:style-name="Internet_20_link" text:visited-style-name="Visited_20_Internet_20_Link"><text:span text:style-name="T3">1</text:span></text:a><text:span text:style-name="T1"> </text:span><text:a xlink:type="simple" xlink:href="http://www.bestoldgames.net/eng/old-games/lost-vikings.php" text:style-name="Internet_20_link" text:visited-style-name="Visited_20_Internet_20_Link"><text:span text:style-name="T3">2</text:span></text:a><text:span text:style-name="T1"> </text:span><text:a xlink:type="simple" xlink:href="http://blog.wolfire.com/2010/11/Top-5-old-school-games-that-still-need-next-gen-remakes" text:style-name="Internet_20_link" text:visited-style-name="Visited_20_Internet_20_Link"><text:span text:style-name="T3">3</text:span></text:a><text:span text:style-name="T1">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847cm" fo:margin-bottom="0.212cm" loext:contextual-spacing="false" fo:line-height="115%" fo:keep-together="always"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loext:contextual-spacing="false" fo:line-height="115%"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loext:contextual-spacing="false" fo:line-height="115%"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loext:contextual-spacing="false" fo:line-height="115%"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loext:contextual-spacing="false" fo:line-height="115%"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line-height="115%"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line-height="115%"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meta:initial-creator/>
    <meta:editing-cycles>2</meta:editing-cycles>
    <dc:date>2016-05-22T20:27:16.502000000</dc:date>
    <meta:editing-duration>PT1H41M4S</meta:editing-duration>
    <meta:document-statistic meta:table-count="0" meta:image-count="0" meta:object-count="0" meta:page-count="2" meta:paragraph-count="16" meta:word-count="925" meta:character-count="6137" meta:non-whitespace-character-count="5216"/>
  </office:meta>
</office:document-meta>
</file>